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5in" fo:margin-right="0in" fo:text-indent="0in" style:auto-text-indent="false"/>
      <style:text-properties officeooo:paragraph-rsid="00307a98"/>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officeooo:rsid="002c28fa" officeooo:paragraph-rsid="002c28fa"/>
    </style:style>
    <style:style style:name="P24" style:family="paragraph" style:parent-style-name="Standard">
      <style:paragraph-properties fo:margin-left="0.4925in" fo:margin-right="0in" fo:text-indent="0in" style:auto-text-indent="false"/>
      <style:text-properties officeooo:rsid="002bd0b7"/>
    </style:style>
    <style:style style:name="P2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6" style:family="paragraph" style:parent-style-name="Standard">
      <style:paragraph-properties fo:margin-left="0.15in" fo:margin-right="0in" fo:text-indent="0in" style:auto-text-indent="false"/>
      <style:text-properties officeooo:rsid="0020746a" officeooo:paragraph-rsid="0020746a"/>
    </style:style>
    <style:style style:name="P2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8" style:family="paragraph" style:parent-style-name="Standard">
      <style:paragraph-properties fo:margin-left="0.4902in" fo:margin-right="0in" fo:text-indent="0in" style:auto-text-indent="false"/>
      <style:text-properties officeooo:paragraph-rsid="0030e82f"/>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bd0b7"/>
    </style:style>
    <style:style style:name="T10" style:family="text">
      <style:text-properties officeooo:rsid="002c28fa"/>
    </style:style>
    <style:style style:name="T11" style:family="text">
      <style:text-properties officeooo:rsid="002e8225"/>
    </style:style>
    <style:style style:name="T12" style:family="text">
      <style:text-properties officeooo:rsid="00307a98"/>
    </style:style>
    <style:style style:name="T13" style:family="text">
      <style:text-properties officeooo:rsid="0030e82f"/>
    </style:style>
    <style:style style:name="T14" style:family="text">
      <style:text-properties officeooo:rsid="0031a2a0"/>
    </style:style>
    <style:style style:name="T15" style:family="text">
      <style:text-properties officeooo:rsid="00327fa9"/>
    </style:style>
    <style:style style:name="T16" style:family="text">
      <style:text-properties officeooo:rsid="00340a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2">Analyze disk format. <text:span text:style-name="T4">If cylinder and head is specified it will analyze the specified track for header format. No spaces can be in the optional parameters. --analyze=10,4. Cyl and head numbering start from 0.</text:span></text:p>
      <text:p text:style-name="Standard">--begin_time -b #</text:p>
      <text:p text:style-name="P19">The number of nanoseconds to delay from index to start reading track</text:p>
      <text:p text:style-name="Standard">--cylinders <text:s/>-c #</text:p>
      <text:p text:style-name="P19">The number of cylinders. <text:span text:style-name="T12">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14">Data is always in logical sector order. Interleave is removed. If drive has metadata for the sectors it will be extracted to filename.metadata.</text:span></text:p>
      <text:p text:style-name="P1">--format <text:s/>-f <text:span text:style-name="T15">format</text:span></text:p>
      <text:p text:style-name="P20">The track format.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21">The number of heads. <text:span text:style-name="T12">This may be specified with --analyze to force more heads to be read if analyze determines the wrong number. Retries will not be performed on the extra heads.</text:span></text:p>
      <text:p text:style-name="P1">--<text:span text:style-name="T10">ignore_seek_errors -I</text:span></text:p>
      <text:p text:style-name="P23">Ignore mismatch between expected cylinders and actual cylinder. <text:span text:style-name="T11">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1">which won't match actual cylinder</text:span>. If same cylinder read twice when seek was attempted good sectors may be overwritten with bad data from the second read. <text:span text:style-name="T11">If multiple cylinder data is seen during attempts to read one track it will not correct determine which sectors were read without error.</text:span></text:p>
      <text:p text:style-name="Standard">--interleave <text:s/>-i # | #,#,#,#,...</text:p>
      <text:p text:style-name="P19"><text:soft-page-break/>The logical sector numbers from header in physical sector order or the interleave value. <text:span text:style-name="T16">Normally not specified.</text:span></text:p>
      <text:p text:style-name="Standard">--note -n “string”</text:p>
      <text:p text:style-name="P19">String is stored in header of transition and emulation file for information about image. mfm_util will display.</text:p>
      <text:p text:style-name="P1">--<text:span text:style-name="T13">recovery -R</text:span></text:p>
      <text:p text:style-name="P28"><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 <text:span text:style-name="T16">Lowest sector number is normally 0 or 1 depending on the controller.</text:span></text:p>
      <text:p text:style-name="P1">--<text:span text:style-name="T9">track_words -w #</text:span></text:p>
      <text:p text:style-name="P24">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text:soft-page-break/>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ext:soft-page-break/>/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6">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text:soft-page-break/>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 <text:span text:style-name="T10">If –ignore_seek_errors specified it may print cylinder 22/21 indicating expected cylinder 22 but found header indicating cylinder 21 read.</text:span></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7"><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8-21T22:36:07.437871014</dc:date>
    <meta:editing-duration>PT5H6M33S</meta:editing-duration>
    <meta:editing-cycles>46</meta:editing-cycles>
    <meta:generator>LibreOffice/4.4.7.2$Linux_x86 LibreOffice_project/40$Build-2</meta:generator>
    <meta:document-statistic meta:table-count="0" meta:image-count="0" meta:object-count="0" meta:page-count="5" meta:paragraph-count="133" meta:word-count="2317" meta:character-count="13840" meta:non-whitespace-character-count="11623"/>
  </office:meta>
</office:document-meta>
</file>